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r supuesto. Aquí tienes un <text:span text:style-name="Strong_20_Emphasis">resumen claro y coherente de la línea argumental del viaje de Elara</text:span> a lo largo del libro:</text:p>
      <text:p text:style-name="Horizontal_20_Line"/>
      <text:h text:style-name="Heading_20_3" text:outline-level="3">🌍 <text:span text:style-name="Strong_20_Emphasis">Línea argumental del viaje de Elara</text:span></text:h>
      <text:p text:style-name="Text_20_body">El viaje de Elara es el hilo conductor físico y existencial de toda la historia. A través de él, se despliega su evolución interior, su aprendizaje místico y su enfrentamiento con las fuerzas del mal.</text:p>
      <text:p text:style-name="Horizontal_20_Line"/>
      <text:h text:style-name="Heading_20_4" text:outline-level="4"><text:span text:style-name="Strong_20_Emphasis">Inicio – El llamado</text:span></text:h>
      <text:p text:style-name="Text_20_body">Elara, una joven inquieta del pueblo de la Lluvia, siente en su interior una profunda necesidad de comprender el sentido de la vida y su propia existencia. Guiada por esa sed de conocimiento, acude al anciano sacerdote del templo, con quien explora antiguos manuscritos que hablan de un libro legendario: <text:span text:style-name="Strong_20_Emphasis">el Codex</text:span>, un texto perdido que contiene todas las respuestas.<text:line-break/>Elara decide emprender un viaje hacia la <text:span text:style-name="Strong_20_Emphasis">Gran Montaña</text:span>, donde se dice que el Codex reposa.</text:p>
      <text:p text:style-name="Horizontal_20_Line"/>
      <text:h text:style-name="Heading_20_4" text:outline-level="4"><text:span text:style-name="Strong_20_Emphasis">Primer umbral – El encuentro con el Codex</text:span></text:h>
      <text:p text:style-name="Text_20_body">Al llegar al santuario de la Gran Montaña, Elara encuentra el libro. <text:span text:style-name="T1">Sin embargo, el Codex —ser consciente y protector de su sabiduría— no permite ser abierto por quien aún no está preparada.</text:span><text:line-break/>Cuando Elara intenta leerlo, una descarga de energía mágica la envuelve y la lanza al otro extremo de Lluviara.<text:line-break/>Despierta sola, sin mapa ni guía, en un territorio desconocido. Aquí comienza su <text:span text:style-name="Strong_20_Emphasis">verdadero viaje</text:span>.</text:p>
      <text:p text:style-name="Horizontal_20_Line"/>
      <text:h text:style-name="Heading_20_4" text:outline-level="4"><text:span text:style-name="Strong_20_Emphasis">El viaje – El aprendizaje</text:span></text:h>
      <text:p text:style-name="Text_20_body">A lo largo de su travesía por Lluviara, Elara deberá recorrer tierras vastas y misteriosas, cada una con sus propias culturas, criaturas y secretos. En cada lugar encontrará:</text:p>
      <text:list xml:id="list3629598582" text:style-name="L1">
        <text:list-item>
          <text:p text:style-name="P1"><text:span text:style-name="Strong_20_Emphasis">Nuevos aliados y enemigos</text:span>, tanto humanos como sobrenaturales.</text:p>
        </text:list-item>
        <text:list-item>
          <text:p text:style-name="P1"><text:span text:style-name="Strong_20_Emphasis">Retos y pruebas</text:span> que pondrán a prueba su fe, su mente y su voluntad.</text:p>
        </text:list-item>
        <text:list-item>
          <text:p text:style-name="P1"><text:span text:style-name="Strong_20_Emphasis">Enseñanzas místicas</text:span> que revelan fragmentos de las respuestas que buscaba.</text:p>
        </text:list-item>
      </text:list>
      <text:p text:style-name="Text_20_body">Cada capítulo representa una <text:span text:style-name="Strong_20_Emphasis">etapa del aprendizaje</text:span>, donde Elara se enfrenta a un aspecto del conocimiento o del alma humana (la fe, el amor, la magia, la muerte, la conciencia…).<text:line-break/>Mientras tanto, los agentes de <text:span text:style-name="Strong_20_Emphasis">Morgerathus</text:span>, el mago oscuro, intentan frustrar su avance, pues también desean el poder del Codex.</text:p>
      <text:p text:style-name="Horizontal_20_Line"/>
      <text:h text:style-name="Heading_20_4" text:outline-level="4"><text:soft-page-break/><text:span text:style-name="Strong_20_Emphasis">El retorno – La iluminación</text:span></text:h>
      <text:p text:style-name="Text_20_body">Tras una larga travesía, Elara finalmente alcanza de nuevo la Gran Montaña.<text:line-break/>Pero ya no es la misma: ha aprendido las verdades que buscaba, no a través del libro, sino <text:span text:style-name="Strong_20_Emphasis">a través de la experiencia</text:span>.<text:line-break/>Comprende entonces que el Codex, sabiendo de su deseo, la envió en ese viaje para que encontrara por sí misma las respuestas.<text:line-break/>El conocimiento no se entrega: <text:span text:style-name="Strong_20_Emphasis">se vive</text:span>.</text:p>
      <text:p text:style-name="Horizontal_20_Line"/>
      <text:h text:style-name="Heading_20_4" text:outline-level="4"><text:span text:style-name="Strong_20_Emphasis">El final – El misterio</text:span></text:h>
      <text:p text:style-name="Text_20_body">Elara vuelve a la cueva del Codex. Al tocarlo, una luz la envuelve nuevamente.<text:line-break/>Despierta en el mismo lugar donde todo comenzó, en la cueva… o tal vez en el templo de su pueblo.<text:line-break/>No está claro si el viaje ocurrió realmente o fue un sueño inducido por el Codex.<text:line-break/>Pero el aprendizaje permanece.<text:line-break/>Elara <text:span text:style-name="Strong_20_Emphasis">ya no busca respuestas</text:span>: ahora <text:span text:style-name="Strong_20_Emphasis">las comprende</text:span>.</text:p>
      <text:p text:style-name="Horizontal_20_Line"/>
      <text:h text:style-name="Heading_20_3" text:outline-level="3">✦ En síntesis</text:h>
      <text:p text:style-name="Text_20_body">El viaje de Elara es una alegoría del proceso de iluminación:</text:p>
      <text:list xml:id="list1037151861" text:style-name="L2">
        <text:list-item>
          <text:p text:style-name="P2">Comienza con la <text:span text:style-name="Strong_20_Emphasis">búsqueda externa</text:span> del conocimiento.</text:p>
        </text:list-item>
        <text:list-item>
          <text:p text:style-name="P2">Continua con la <text:span text:style-name="Strong_20_Emphasis">travesía interior</text:span> por el mundo y el alma.</text:p>
        </text:list-item>
        <text:list-item>
          <text:p text:style-name="P2">Culmina con la <text:span text:style-name="Strong_20_Emphasis">revelación final</text:span>: el conocimiento verdadero se alcanza viviendo.</text:p>
        </text:list-item>
      </text:list>
      <text:p text:style-name="Horizontal_20_Line"/>
      <text:p text:style-name="Text_20_body">¿Quieres que ahora construyamos la <text:span text:style-name="Strong_20_Emphasis">estructura narrativa base</text:span> del viaje (es decir, los pasos o fases que debe contener cada capítulo de viaje, como “salida”, “encuentro”, “obstáculo”, “aprendizaje”, “avance”)? Esto nos permitirá mantener coherencia en todos los capítul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4T19:14:11.267000000</meta:creation-date>
    <dc:date>2025-10-04T19:53:23.937000000</dc:date>
    <meta:editing-duration>PT29M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3" meta:word-count="552" meta:character-count="3265" meta:non-whitespace-character-count="2737"/>
  </office:meta>
</office:document-meta>
</file>